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rebuchet MS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hao</text:p>
      <text:p text:style-name="P2">Nohao gives you know-how. Learn skills from books, videos and the web.</text:p>
      <text:p text:style-name="P3"/>
      <text:p text:style-name="P4">User Stories</text:p>
      <text:p text:style-name="P4"/>
      <text:p text:style-name="P5">A clear path from the total basics to advanced material is visible in every topic</text:p>
      <text:p text:style-name="P5"/>
      <text:p text:style-name="P5">Users can find content relevant to a particular exam syllabus or university module (textbooks!)</text:p>
      <text:p text:style-name="P5"><text:tab/>Tag clouds?</text:p>
      <text:p text:style-name="P5"/>
      <text:p text:style-name="P5">Content is separated by difficulty level</text:p>
      <text:p text:style-name="P5"><text:tab/>There is clear differentiation of levels to aid crowd sourcing</text:p>
      <text:p text:style-name="P5"/>
      <text:p text:style-name="P5">Content is ranked or rated</text:p>
      <text:p text:style-name="P5"/>
      <text:p text:style-name="P5">Links to 'non-educational' content, such as material of interest (historical etc), inspirational ("how Bob Marley learned to play Guitar") and humorous</text:p>
      <text:p text:style-name="P5"/>
      <text:p text:style-name="P5">Content for sub-skills can be viewed</text:p>
      <text:p text:style-name="P5"/>
      <text:p text:style-name="P5">Users can criticise and review linked content, and view other's reviews</text:p>
      <text:p text:style-name="P5"/>
      <text:p text:style-name="P5">The site has some way of going viral</text:p>
      <text:p text:style-name="P5"><text:tab/>Users are rewarded for promoting it</text:p>
      <text:p text:style-name="P4"/>
      <text:p text:style-name="P4">Possible Implementations and Features</text:p>
      <text:p text:style-name="P4"/>
      <text:p text:style-name="P5">Digg/Reddit like rankings, highest rated first</text:p>
      <text:p text:style-name="P5"/>
      <text:p text:style-name="P5">Tagging of content by topic/categ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9-04-30T03:41:27</dc:date>
    <meta:editing-cycles>2</meta:editing-cycles>
    <meta:editing-duration>PT51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39" meta:character-count="853"/>
  </office:meta>
</office:document-meta>
</file>